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poetry-lines" meta:value-type="string">0</meta:user-defined>
    <meta:user-defined meta:name="source-md5" meta:value-type="string">2518a18c39cbd5e88b46c164d163e14a</meta:user-defined>
    <meta:user-defined meta:name="wordcount" meta:value-type="string">9</meta:user-defined>
  </office:meta>
</office:document-meta>
</file>